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1138"/>
    </style:style>
    <style:style style:name="T1" style:family="text">
      <style:text-properties officeooo:rsid="00021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khcviasikvcivasdcikhasdvc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3:18:05</meta:creation-date>
    <dc:date>2013-05-10T13:18:2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9" meta:non-whitespace-character-count="29"/>
    <meta:generator>LibreOffice/4.0.2.2$Linux_X86_64 LibreOffice_project/400m0$Build-2</meta:generator>
  </office:meta>
</office:document-meta>
</file>